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28c6f" officeooo:paragraph-rsid="00028c6f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d411f" officeooo:paragraph-rsid="000d411f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ca88c" officeooo:paragraph-rsid="001ca88c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63a97c" officeooo:paragraph-rsid="0063a97c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89abd8" officeooo:paragraph-rsid="0089abd8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92fb2f" officeooo:paragraph-rsid="0092fb2f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42c446" officeooo:paragraph-rsid="0042c446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officeooo:rsid="00d54493" officeooo:paragraph-rsid="00d54493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bold" officeooo:rsid="00f29e95" officeooo:paragraph-rsid="00f29e95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style:text-underline-style="solid" style:text-underline-width="auto" style:text-underline-color="font-color" fo:font-weight="bold" officeooo:rsid="014f0644" officeooo:paragraph-rsid="014f0644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style:text-underline-style="solid" style:text-underline-width="auto" style:text-underline-color="font-color" fo:font-weight="bold" officeooo:rsid="017e0286" officeooo:paragraph-rsid="017e0286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style:text-underline-style="solid" style:text-underline-width="auto" style:text-underline-color="font-color" fo:font-weight="bold" officeooo:rsid="017e9ee7" officeooo:paragraph-rsid="017e9ee7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style:text-underline-style="solid" style:text-underline-width="auto" style:text-underline-color="font-color" fo:font-weight="bold" officeooo:rsid="018225d9" officeooo:paragraph-rsid="018225d9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style:text-underline-style="solid" style:text-underline-width="auto" style:text-underline-color="font-color" fo:font-weight="bold" officeooo:rsid="01bdcda5" officeooo:paragraph-rsid="01bdcda5" style:font-style-asian="italic" style:font-weight-asian="bold" style:font-style-complex="italic" style:font-weight-complex="bold"/>
    </style:style>
    <style:style style:name="P15" style:family="paragraph" style:parent-style-name="Standard">
      <style:text-properties officeooo:rsid="000d411f" officeooo:paragraph-rsid="000d411f"/>
    </style:style>
    <style:style style:name="P16" style:family="paragraph" style:parent-style-name="Standard">
      <style:text-properties officeooo:rsid="0017c3ee" officeooo:paragraph-rsid="0017c3ee"/>
    </style:style>
    <style:style style:name="P17" style:family="paragraph" style:parent-style-name="Standard">
      <style:text-properties officeooo:rsid="003b02fd" officeooo:paragraph-rsid="005d4c8d"/>
    </style:style>
    <style:style style:name="P18" style:family="paragraph" style:parent-style-name="Standard">
      <style:text-properties officeooo:rsid="0044f40c" officeooo:paragraph-rsid="0044f40c"/>
    </style:style>
    <style:style style:name="P19" style:family="paragraph" style:parent-style-name="Standard">
      <style:text-properties fo:font-style="normal" style:text-underline-style="none" fo:font-weight="normal" officeooo:rsid="00849f24" officeooo:paragraph-rsid="00849f24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9084d4" officeooo:paragraph-rsid="009084d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cbb8d1" officeooo:paragraph-rsid="00cbb8d1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cbb8d1" officeooo:paragraph-rsid="017e9ee7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f1522c" officeooo:paragraph-rsid="00f1522c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147c62e" officeooo:paragraph-rsid="0147c62e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176243a" officeooo:paragraph-rsid="0176243a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text-properties officeooo:rsid="0003d846" officeooo:paragraph-rsid="0003d846"/>
    </style:style>
    <style:style style:name="P27" style:family="paragraph" style:parent-style-name="Standard" style:list-style-name="L1">
      <style:text-properties officeooo:rsid="00050358" officeooo:paragraph-rsid="00050358"/>
    </style:style>
    <style:style style:name="P28" style:family="paragraph" style:parent-style-name="Standard" style:list-style-name="L1">
      <style:text-properties officeooo:rsid="00088917" officeooo:paragraph-rsid="00088917"/>
    </style:style>
    <style:style style:name="P29" style:family="paragraph" style:parent-style-name="Standard" style:list-style-name="L1">
      <style:text-properties officeooo:rsid="000931ae" officeooo:paragraph-rsid="000931ae"/>
    </style:style>
    <style:style style:name="P30" style:family="paragraph" style:parent-style-name="Standard" style:list-style-name="L2">
      <style:text-properties officeooo:rsid="00103813" officeooo:paragraph-rsid="00103813"/>
    </style:style>
    <style:style style:name="P31" style:family="paragraph" style:parent-style-name="Standard" style:list-style-name="L2">
      <style:text-properties officeooo:rsid="00109d3f" officeooo:paragraph-rsid="00109d3f"/>
    </style:style>
    <style:style style:name="P32" style:family="paragraph" style:parent-style-name="Standard" style:list-style-name="L2">
      <style:text-properties officeooo:rsid="001242e0" officeooo:paragraph-rsid="001242e0"/>
    </style:style>
    <style:style style:name="P33" style:family="paragraph" style:parent-style-name="Standard" style:list-style-name="L2">
      <style:text-properties officeooo:rsid="00132fc4" officeooo:paragraph-rsid="00132fc4"/>
    </style:style>
    <style:style style:name="P34" style:family="paragraph" style:parent-style-name="Standard" style:list-style-name="L2">
      <style:text-properties officeooo:rsid="00150448" officeooo:paragraph-rsid="00150448"/>
    </style:style>
    <style:style style:name="P35" style:family="paragraph" style:parent-style-name="Standard" style:list-style-name="L2">
      <style:text-properties officeooo:rsid="0017c3ee" officeooo:paragraph-rsid="0017c3ee"/>
    </style:style>
    <style:style style:name="P36" style:family="paragraph" style:parent-style-name="Standard" style:list-style-name="L3">
      <style:text-properties officeooo:rsid="0020f7e9" officeooo:paragraph-rsid="0020f7e9"/>
    </style:style>
    <style:style style:name="P37" style:family="paragraph" style:parent-style-name="Standard" style:list-style-name="L3">
      <style:text-properties officeooo:rsid="00219bc8" officeooo:paragraph-rsid="00219bc8"/>
    </style:style>
    <style:style style:name="P38" style:family="paragraph" style:parent-style-name="Standard" style:list-style-name="L3">
      <style:text-properties officeooo:rsid="002487e5" officeooo:paragraph-rsid="002487e5"/>
    </style:style>
    <style:style style:name="P39" style:family="paragraph" style:parent-style-name="Standard" style:list-style-name="L3">
      <style:text-properties officeooo:rsid="002beb59" officeooo:paragraph-rsid="002beb59"/>
    </style:style>
    <style:style style:name="P40" style:family="paragraph" style:parent-style-name="Standard" style:list-style-name="L3">
      <style:text-properties officeooo:rsid="002e13c6" officeooo:paragraph-rsid="002e13c6"/>
    </style:style>
    <style:style style:name="P41" style:family="paragraph" style:parent-style-name="Standard" style:list-style-name="L3">
      <style:text-properties officeooo:rsid="00347583" officeooo:paragraph-rsid="00347583"/>
    </style:style>
    <style:style style:name="P42" style:family="paragraph" style:parent-style-name="Standard" style:list-style-name="L3">
      <style:text-properties officeooo:rsid="003b02fd" officeooo:paragraph-rsid="003b02fd"/>
    </style:style>
    <style:style style:name="P43" style:family="paragraph" style:parent-style-name="Standard" style:list-style-name="L3">
      <style:text-properties officeooo:rsid="004b2324" officeooo:paragraph-rsid="004b2324"/>
    </style:style>
    <style:style style:name="P44" style:family="paragraph" style:parent-style-name="Standard" style:list-style-name="L3">
      <style:text-properties officeooo:rsid="00549bbf" officeooo:paragraph-rsid="00549bbf"/>
    </style:style>
    <style:style style:name="P45" style:family="paragraph" style:parent-style-name="Standard" style:list-style-name="L3">
      <style:text-properties officeooo:rsid="005d4c8d" officeooo:paragraph-rsid="005d4c8d"/>
    </style:style>
    <style:style style:name="P46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65c3a0" officeooo:paragraph-rsid="0065c3a0" style:font-style-asian="italic" style:font-weight-asian="bold" style:font-style-complex="italic" style:font-weight-complex="bold"/>
    </style:style>
    <style:style style:name="P47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6880e2" officeooo:paragraph-rsid="006880e2" style:font-style-asian="italic" style:font-weight-asian="bold" style:font-style-complex="italic" style:font-weight-complex="bold"/>
    </style:style>
    <style:style style:name="P48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6be3e3" officeooo:paragraph-rsid="006be3e3" style:font-style-asian="italic" style:font-weight-asian="bold" style:font-style-complex="italic" style:font-weight-complex="bold"/>
    </style:style>
    <style:style style:name="P49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6e5e75" officeooo:paragraph-rsid="006e5e75" style:font-style-asian="italic" style:font-weight-asian="bold" style:font-style-complex="italic" style:font-weight-complex="bold"/>
    </style:style>
    <style:style style:name="P50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70e3c4" officeooo:paragraph-rsid="0070e3c4" style:font-style-asian="italic" style:font-weight-asian="bold" style:font-style-complex="italic" style:font-weight-complex="bold"/>
    </style:style>
    <style:style style:name="P51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7825d5" officeooo:paragraph-rsid="007825d5" style:font-style-asian="italic" style:font-weight-asian="bold" style:font-style-complex="italic" style:font-weight-complex="bold"/>
    </style:style>
    <style:style style:name="P52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7915c7" officeooo:paragraph-rsid="007915c7" style:font-style-asian="italic" style:font-weight-asian="bold" style:font-style-complex="italic" style:font-weight-complex="bold"/>
    </style:style>
    <style:style style:name="P53" style:family="paragraph" style:parent-style-name="Standard" style:list-style-name="L11">
      <style:text-properties fo:font-style="italic" style:text-underline-style="solid" style:text-underline-width="auto" style:text-underline-color="font-color" fo:font-weight="bold" officeooo:rsid="01c1ce32" officeooo:paragraph-rsid="01c1ce32" style:font-style-asian="italic" style:font-weight-asian="bold" style:font-style-complex="italic" style:font-weight-complex="bold"/>
    </style:style>
    <style:style style:name="P54" style:family="paragraph" style:parent-style-name="Standard" style:list-style-name="L11">
      <style:text-properties fo:font-style="italic" style:text-underline-style="solid" style:text-underline-width="auto" style:text-underline-color="font-color" fo:font-weight="bold" officeooo:rsid="01c8b5a3" officeooo:paragraph-rsid="01c8b5a3" style:font-style-asian="italic" style:font-weight-asian="bold" style:font-style-complex="italic" style:font-weight-complex="bold"/>
    </style:style>
    <style:style style:name="P55" style:family="paragraph" style:parent-style-name="Standard" style:list-style-name="L11">
      <style:text-properties fo:font-style="italic" style:text-underline-style="solid" style:text-underline-width="auto" style:text-underline-color="font-color" fo:font-weight="bold" officeooo:rsid="01cbb8b3" officeooo:paragraph-rsid="01cbb8b3" style:font-style-asian="italic" style:font-weight-asian="bold" style:font-style-complex="italic" style:font-weight-complex="bold"/>
    </style:style>
    <style:style style:name="P56" style:family="paragraph" style:parent-style-name="Standard" style:list-style-name="L11">
      <style:text-properties fo:font-style="italic" style:text-underline-style="solid" style:text-underline-width="auto" style:text-underline-color="font-color" fo:font-weight="bold" officeooo:rsid="01d22729" officeooo:paragraph-rsid="01d22729" style:font-style-asian="italic" style:font-weight-asian="bold" style:font-style-complex="italic" style:font-weight-complex="bold"/>
    </style:style>
    <style:style style:name="P57" style:family="paragraph" style:parent-style-name="Standard" style:list-style-name="L11">
      <style:text-properties fo:font-style="italic" style:text-underline-style="solid" style:text-underline-width="auto" style:text-underline-color="font-color" fo:font-weight="bold" officeooo:rsid="01d4ff20" officeooo:paragraph-rsid="01d4ff20" style:font-style-asian="italic" style:font-weight-asian="bold" style:font-style-complex="italic" style:font-weight-complex="bold"/>
    </style:style>
    <style:style style:name="P58" style:family="paragraph" style:parent-style-name="Standard" style:list-style-name="L11">
      <style:text-properties fo:font-style="italic" style:text-underline-style="solid" style:text-underline-width="auto" style:text-underline-color="font-color" fo:font-weight="bold" officeooo:rsid="01dc620f" officeooo:paragraph-rsid="01dc620f" style:font-style-asian="italic" style:font-weight-asian="bold" style:font-style-complex="italic" style:font-weight-complex="bold"/>
    </style:style>
    <style:style style:name="P59" style:family="paragraph" style:parent-style-name="Standard" style:list-style-name="L11">
      <style:text-properties fo:font-style="italic" style:text-underline-style="solid" style:text-underline-width="auto" style:text-underline-color="font-color" fo:font-weight="bold" officeooo:rsid="01e13cd0" officeooo:paragraph-rsid="01e13cd0" style:font-style-asian="italic" style:font-weight-asian="bold" style:font-style-complex="italic" style:font-weight-complex="bold"/>
    </style:style>
    <style:style style:name="P60" style:family="paragraph" style:parent-style-name="Standard" style:list-style-name="L11">
      <style:text-properties fo:font-style="italic" style:text-underline-style="solid" style:text-underline-width="auto" style:text-underline-color="font-color" fo:font-weight="bold" officeooo:rsid="01e4d004" officeooo:paragraph-rsid="01e4d004" style:font-style-asian="italic" style:font-weight-asian="bold" style:font-style-complex="italic" style:font-weight-complex="bold"/>
    </style:style>
    <style:style style:name="P61" style:family="paragraph" style:parent-style-name="Standard" style:list-style-name="L11">
      <style:text-properties fo:font-style="italic" style:text-underline-style="solid" style:text-underline-width="auto" style:text-underline-color="font-color" fo:font-weight="bold" officeooo:rsid="01e960ae" officeooo:paragraph-rsid="01e960ae" style:font-style-asian="italic" style:font-weight-asian="bold" style:font-style-complex="italic" style:font-weight-complex="bold"/>
    </style:style>
    <style:style style:name="P62" style:family="paragraph" style:parent-style-name="Standard" style:list-style-name="L11">
      <style:text-properties fo:font-style="italic" style:text-underline-style="solid" style:text-underline-width="auto" style:text-underline-color="font-color" fo:font-weight="bold" officeooo:rsid="01eb0ce6" officeooo:paragraph-rsid="01eb0ce6" style:font-style-asian="italic" style:font-weight-asian="bold" style:font-style-complex="italic" style:font-weight-complex="bold"/>
    </style:style>
    <style:style style:name="P63" style:family="paragraph" style:parent-style-name="Standard" style:list-style-name="L11">
      <style:text-properties fo:font-style="italic" style:text-underline-style="solid" style:text-underline-width="auto" style:text-underline-color="font-color" fo:font-weight="bold" officeooo:rsid="01ee12bc" officeooo:paragraph-rsid="01ee12bc" style:font-style-asian="italic" style:font-weight-asian="bold" style:font-style-complex="italic" style:font-weight-complex="bold"/>
    </style:style>
    <style:style style:name="P64" style:family="paragraph" style:parent-style-name="Standard" style:list-style-name="L4">
      <style:text-properties fo:font-style="normal" style:text-underline-style="none" fo:font-weight="normal" officeooo:rsid="007ce57b" officeooo:paragraph-rsid="007ce57b" style:font-style-asian="normal" style:font-weight-asian="normal" style:font-style-complex="normal" style:font-weight-complex="normal"/>
    </style:style>
    <style:style style:name="P65" style:family="paragraph" style:parent-style-name="Standard" style:list-style-name="L4">
      <style:text-properties fo:font-style="normal" style:text-underline-style="none" fo:font-weight="normal" officeooo:rsid="007f6971" officeooo:paragraph-rsid="007f6971" style:font-style-asian="normal" style:font-weight-asian="normal" style:font-style-complex="normal" style:font-weight-complex="normal"/>
    </style:style>
    <style:style style:name="P66" style:family="paragraph" style:parent-style-name="Standard" style:list-style-name="L4">
      <style:text-properties fo:font-style="normal" style:text-underline-style="none" fo:font-weight="normal" officeooo:rsid="00849f24" officeooo:paragraph-rsid="00849f24" style:font-style-asian="normal" style:font-weight-asian="normal" style:font-style-complex="normal" style:font-weight-complex="normal"/>
    </style:style>
    <style:style style:name="P67" style:family="paragraph" style:parent-style-name="Standard" style:list-style-name="L5">
      <style:text-properties fo:font-style="normal" style:text-underline-style="none" fo:font-weight="normal" officeooo:rsid="008d5833" officeooo:paragraph-rsid="008d5833" style:font-style-asian="normal" style:font-weight-asian="normal" style:font-style-complex="normal" style:font-weight-complex="normal"/>
    </style:style>
    <style:style style:name="P68" style:family="paragraph" style:parent-style-name="Standard" style:list-style-name="L5">
      <style:text-properties fo:font-style="normal" style:text-underline-style="none" fo:font-weight="normal" officeooo:rsid="009084d4" officeooo:paragraph-rsid="009084d4" style:font-style-asian="normal" style:font-weight-asian="normal" style:font-style-complex="normal" style:font-weight-complex="normal"/>
    </style:style>
    <style:style style:name="P69" style:family="paragraph" style:parent-style-name="Standard" style:list-style-name="L6">
      <style:text-properties fo:font-style="normal" style:text-underline-style="none" fo:font-weight="normal" officeooo:rsid="00962900" officeooo:paragraph-rsid="00962900" style:font-style-asian="normal" style:font-weight-asian="normal" style:font-style-complex="normal" style:font-weight-complex="normal"/>
    </style:style>
    <style:style style:name="P70" style:family="paragraph" style:parent-style-name="Standard" style:list-style-name="L6">
      <style:text-properties fo:font-style="normal" style:text-underline-style="none" fo:font-weight="normal" officeooo:rsid="0098dea0" officeooo:paragraph-rsid="0098dea0" style:font-style-asian="normal" style:font-weight-asian="normal" style:font-style-complex="normal" style:font-weight-complex="normal"/>
    </style:style>
    <style:style style:name="P71" style:family="paragraph" style:parent-style-name="Standard" style:list-style-name="L6">
      <style:text-properties fo:font-style="normal" style:text-underline-style="none" fo:font-weight="normal" officeooo:rsid="009edfcb" officeooo:paragraph-rsid="009edfcb" style:font-style-asian="normal" style:font-weight-asian="normal" style:font-style-complex="normal" style:font-weight-complex="normal"/>
    </style:style>
    <style:style style:name="P72" style:family="paragraph" style:parent-style-name="Standard" style:list-style-name="L6">
      <style:text-properties fo:font-style="normal" style:text-underline-style="none" fo:font-weight="normal" officeooo:rsid="00a283d4" officeooo:paragraph-rsid="00a283d4" style:font-style-asian="normal" style:font-weight-asian="normal" style:font-style-complex="normal" style:font-weight-complex="normal"/>
    </style:style>
    <style:style style:name="P73" style:family="paragraph" style:parent-style-name="Standard" style:list-style-name="L6">
      <style:text-properties fo:font-style="normal" style:text-underline-style="none" fo:font-weight="normal" officeooo:rsid="00a57e0f" officeooo:paragraph-rsid="00a57e0f" style:font-style-asian="normal" style:font-weight-asian="normal" style:font-style-complex="normal" style:font-weight-complex="normal"/>
    </style:style>
    <style:style style:name="P74" style:family="paragraph" style:parent-style-name="Standard" style:list-style-name="L6">
      <style:text-properties fo:font-style="normal" style:text-underline-style="none" fo:font-weight="normal" officeooo:rsid="00a79810" officeooo:paragraph-rsid="00a79810" style:font-style-asian="normal" style:font-weight-asian="normal" style:font-style-complex="normal" style:font-weight-complex="normal"/>
    </style:style>
    <style:style style:name="P75" style:family="paragraph" style:parent-style-name="Standard" style:list-style-name="L6">
      <style:text-properties fo:font-style="normal" style:text-underline-style="none" fo:font-weight="normal" officeooo:rsid="00ae3b4c" officeooo:paragraph-rsid="00ae3b4c" style:font-style-asian="normal" style:font-weight-asian="normal" style:font-style-complex="normal" style:font-weight-complex="normal"/>
    </style:style>
    <style:style style:name="P76" style:family="paragraph" style:parent-style-name="Standard" style:list-style-name="L6">
      <style:text-properties fo:font-style="normal" style:text-underline-style="none" fo:font-weight="normal" officeooo:rsid="00b77a9e" officeooo:paragraph-rsid="00b77a9e" style:font-style-asian="normal" style:font-weight-asian="normal" style:font-style-complex="normal" style:font-weight-complex="normal"/>
    </style:style>
    <style:style style:name="P77" style:family="paragraph" style:parent-style-name="Standard" style:list-style-name="L6">
      <style:text-properties fo:font-style="normal" style:text-underline-style="none" fo:font-weight="normal" officeooo:rsid="00bb8ae7" officeooo:paragraph-rsid="00bb8ae7" style:font-style-asian="normal" style:font-weight-asian="normal" style:font-style-complex="normal" style:font-weight-complex="normal"/>
    </style:style>
    <style:style style:name="P78" style:family="paragraph" style:parent-style-name="Standard" style:list-style-name="L6">
      <style:text-properties fo:font-style="normal" style:text-underline-style="none" fo:font-weight="normal" officeooo:rsid="00c07d42" officeooo:paragraph-rsid="00c07d42" style:font-style-asian="normal" style:font-weight-asian="normal" style:font-style-complex="normal" style:font-weight-complex="normal"/>
    </style:style>
    <style:style style:name="P79" style:family="paragraph" style:parent-style-name="Standard" style:list-style-name="L6">
      <style:text-properties fo:font-style="normal" style:text-underline-style="none" fo:font-weight="normal" officeooo:rsid="00c36c73" officeooo:paragraph-rsid="00c36c73" style:font-style-asian="normal" style:font-weight-asian="normal" style:font-style-complex="normal" style:font-weight-complex="normal"/>
    </style:style>
    <style:style style:name="P80" style:family="paragraph" style:parent-style-name="Standard" style:list-style-name="L6">
      <style:text-properties fo:font-style="normal" style:text-underline-style="none" fo:font-weight="normal" officeooo:rsid="00c8990a" officeooo:paragraph-rsid="00c8990a" style:font-style-asian="normal" style:font-weight-asian="normal" style:font-style-complex="normal" style:font-weight-complex="normal"/>
    </style:style>
    <style:style style:name="P81" style:family="paragraph" style:parent-style-name="Standard" style:list-style-name="L6">
      <style:text-properties fo:font-style="normal" style:text-underline-style="none" fo:font-weight="normal" officeooo:rsid="00cbb8d1" officeooo:paragraph-rsid="00cbb8d1" style:font-style-asian="normal" style:font-weight-asian="normal" style:font-style-complex="normal" style:font-weight-complex="normal"/>
    </style:style>
    <style:style style:name="P82" style:family="paragraph" style:parent-style-name="Standard" style:list-style-name="L7">
      <style:text-properties fo:font-style="normal" style:text-underline-style="none" fo:font-weight="normal" officeooo:rsid="00d85d7d" officeooo:paragraph-rsid="00d85d7d" style:font-style-asian="normal" style:font-weight-asian="normal" style:font-style-complex="normal" style:font-weight-complex="normal"/>
    </style:style>
    <style:style style:name="P83" style:family="paragraph" style:parent-style-name="Standard" style:list-style-name="L7">
      <style:text-properties fo:font-style="normal" style:text-underline-style="none" fo:font-weight="normal" officeooo:rsid="00db6b91" officeooo:paragraph-rsid="00db6b91" style:font-style-asian="normal" style:font-weight-asian="normal" style:font-style-complex="normal" style:font-weight-complex="normal"/>
    </style:style>
    <style:style style:name="P84" style:family="paragraph" style:parent-style-name="Standard" style:list-style-name="L7">
      <style:text-properties fo:font-style="normal" style:text-underline-style="none" fo:font-weight="normal" officeooo:rsid="00dd718c" officeooo:paragraph-rsid="00dd718c" style:font-style-asian="normal" style:font-weight-asian="normal" style:font-style-complex="normal" style:font-weight-complex="normal"/>
    </style:style>
    <style:style style:name="P85" style:family="paragraph" style:parent-style-name="Standard" style:list-style-name="L7">
      <style:text-properties fo:font-style="normal" style:text-underline-style="none" fo:font-weight="normal" officeooo:rsid="00e2aae2" officeooo:paragraph-rsid="00e2aae2" style:font-style-asian="normal" style:font-weight-asian="normal" style:font-style-complex="normal" style:font-weight-complex="normal"/>
    </style:style>
    <style:style style:name="P86" style:family="paragraph" style:parent-style-name="Standard" style:list-style-name="L7">
      <style:text-properties fo:font-style="normal" style:text-underline-style="none" fo:font-weight="normal" officeooo:rsid="00e7b938" officeooo:paragraph-rsid="00e7b938" style:font-style-asian="normal" style:font-weight-asian="normal" style:font-style-complex="normal" style:font-weight-complex="normal"/>
    </style:style>
    <style:style style:name="P87" style:family="paragraph" style:parent-style-name="Standard" style:list-style-name="L7">
      <style:text-properties fo:font-style="normal" style:text-underline-style="none" fo:font-weight="normal" officeooo:rsid="00ea4b98" officeooo:paragraph-rsid="00ea4b98" style:font-style-asian="normal" style:font-weight-asian="normal" style:font-style-complex="normal" style:font-weight-complex="normal"/>
    </style:style>
    <style:style style:name="P88" style:family="paragraph" style:parent-style-name="Standard" style:list-style-name="L7">
      <style:text-properties fo:font-style="normal" style:text-underline-style="none" fo:font-weight="normal" officeooo:rsid="00ec70d0" officeooo:paragraph-rsid="00ec70d0" style:font-style-asian="normal" style:font-weight-asian="normal" style:font-style-complex="normal" style:font-weight-complex="normal"/>
    </style:style>
    <style:style style:name="P89" style:family="paragraph" style:parent-style-name="Standard" style:list-style-name="L7">
      <style:text-properties fo:font-style="normal" style:text-underline-style="none" fo:font-weight="normal" officeooo:rsid="00f0902c" officeooo:paragraph-rsid="00f0902c" style:font-style-asian="normal" style:font-weight-asian="normal" style:font-style-complex="normal" style:font-weight-complex="normal"/>
    </style:style>
    <style:style style:name="P90" style:family="paragraph" style:parent-style-name="Standard" style:list-style-name="L7">
      <style:text-properties fo:font-style="normal" style:text-underline-style="none" fo:font-weight="normal" officeooo:rsid="00f1522c" officeooo:paragraph-rsid="00f1522c" style:font-style-asian="normal" style:font-weight-asian="normal" style:font-style-complex="normal" style:font-weight-complex="normal"/>
    </style:style>
    <style:style style:name="P91" style:family="paragraph" style:parent-style-name="Standard" style:list-style-name="L8">
      <style:text-properties fo:font-style="normal" style:text-underline-style="none" fo:font-weight="normal" officeooo:rsid="00f6f52b" officeooo:paragraph-rsid="00f6f52b" style:font-style-asian="normal" style:font-weight-asian="normal" style:font-style-complex="normal" style:font-weight-complex="normal"/>
    </style:style>
    <style:style style:name="P92" style:family="paragraph" style:parent-style-name="Standard" style:list-style-name="L8">
      <style:text-properties fo:font-style="normal" style:text-underline-style="none" fo:font-weight="normal" officeooo:rsid="00f92470" officeooo:paragraph-rsid="00f92470" style:font-style-asian="normal" style:font-weight-asian="normal" style:font-style-complex="normal" style:font-weight-complex="normal"/>
    </style:style>
    <style:style style:name="P93" style:family="paragraph" style:parent-style-name="Standard" style:list-style-name="L8">
      <style:text-properties fo:font-style="normal" style:text-underline-style="none" fo:font-weight="normal" officeooo:rsid="00fac116" officeooo:paragraph-rsid="00fac116" style:font-style-asian="normal" style:font-weight-asian="normal" style:font-style-complex="normal" style:font-weight-complex="normal"/>
    </style:style>
    <style:style style:name="P94" style:family="paragraph" style:parent-style-name="Standard" style:list-style-name="L8">
      <style:text-properties fo:font-style="normal" style:text-underline-style="none" fo:font-weight="normal" officeooo:rsid="01006a9a" officeooo:paragraph-rsid="01006a9a" style:font-style-asian="normal" style:font-weight-asian="normal" style:font-style-complex="normal" style:font-weight-complex="normal"/>
    </style:style>
    <style:style style:name="P95" style:family="paragraph" style:parent-style-name="Standard" style:list-style-name="L8">
      <style:text-properties fo:font-style="normal" style:text-underline-style="none" fo:font-weight="normal" officeooo:rsid="0103923e" officeooo:paragraph-rsid="0103923e" style:font-style-asian="normal" style:font-weight-asian="normal" style:font-style-complex="normal" style:font-weight-complex="normal"/>
    </style:style>
    <style:style style:name="P96" style:family="paragraph" style:parent-style-name="Standard" style:list-style-name="L8">
      <style:text-properties fo:font-style="normal" style:text-underline-style="none" fo:font-weight="normal" officeooo:rsid="010d6757" officeooo:paragraph-rsid="010d6757" style:font-style-asian="normal" style:font-weight-asian="normal" style:font-style-complex="normal" style:font-weight-complex="normal"/>
    </style:style>
    <style:style style:name="P97" style:family="paragraph" style:parent-style-name="Standard" style:list-style-name="L8">
      <style:text-properties fo:font-style="normal" style:text-underline-style="none" fo:font-weight="normal" officeooo:rsid="011010b2" officeooo:paragraph-rsid="011010b2" style:font-style-asian="normal" style:font-weight-asian="normal" style:font-style-complex="normal" style:font-weight-complex="normal"/>
    </style:style>
    <style:style style:name="P98" style:family="paragraph" style:parent-style-name="Standard" style:list-style-name="L8">
      <style:text-properties fo:font-style="normal" style:text-underline-style="none" fo:font-weight="normal" officeooo:rsid="01114b18" officeooo:paragraph-rsid="01114b18" style:font-style-asian="normal" style:font-weight-asian="normal" style:font-style-complex="normal" style:font-weight-complex="normal"/>
    </style:style>
    <style:style style:name="P99" style:family="paragraph" style:parent-style-name="Standard" style:list-style-name="L8">
      <style:text-properties fo:font-style="normal" style:text-underline-style="none" fo:font-weight="normal" officeooo:rsid="0119282e" officeooo:paragraph-rsid="0119282e" style:font-style-asian="normal" style:font-weight-asian="normal" style:font-style-complex="normal" style:font-weight-complex="normal"/>
    </style:style>
    <style:style style:name="P100" style:family="paragraph" style:parent-style-name="Standard" style:list-style-name="L8">
      <style:text-properties fo:font-style="normal" style:text-underline-style="none" fo:font-weight="normal" officeooo:rsid="011ebc00" officeooo:paragraph-rsid="011ebc00" style:font-style-asian="normal" style:font-weight-asian="normal" style:font-style-complex="normal" style:font-weight-complex="normal"/>
    </style:style>
    <style:style style:name="P101" style:family="paragraph" style:parent-style-name="Standard" style:list-style-name="L8">
      <style:text-properties fo:font-style="normal" style:text-underline-style="none" fo:font-weight="normal" officeooo:rsid="012012de" officeooo:paragraph-rsid="012012de" style:font-style-asian="normal" style:font-weight-asian="normal" style:font-style-complex="normal" style:font-weight-complex="normal"/>
    </style:style>
    <style:style style:name="P102" style:family="paragraph" style:parent-style-name="Standard" style:list-style-name="L8">
      <style:text-properties fo:font-style="normal" style:text-underline-style="none" fo:font-weight="normal" officeooo:rsid="0128cad2" officeooo:paragraph-rsid="0128cad2" style:font-style-asian="normal" style:font-weight-asian="normal" style:font-style-complex="normal" style:font-weight-complex="normal"/>
    </style:style>
    <style:style style:name="P103" style:family="paragraph" style:parent-style-name="Standard" style:list-style-name="L8">
      <style:text-properties fo:font-style="normal" style:text-underline-style="none" fo:font-weight="normal" officeooo:rsid="012d87ad" officeooo:paragraph-rsid="012d87ad" style:font-style-asian="normal" style:font-weight-asian="normal" style:font-style-complex="normal" style:font-weight-complex="normal"/>
    </style:style>
    <style:style style:name="P104" style:family="paragraph" style:parent-style-name="Standard" style:list-style-name="L8">
      <style:text-properties fo:font-style="normal" style:text-underline-style="none" fo:font-weight="normal" officeooo:rsid="013042ee" officeooo:paragraph-rsid="013042ee" style:font-style-asian="normal" style:font-weight-asian="normal" style:font-style-complex="normal" style:font-weight-complex="normal"/>
    </style:style>
    <style:style style:name="P105" style:family="paragraph" style:parent-style-name="Standard" style:list-style-name="L8">
      <style:text-properties fo:font-style="normal" style:text-underline-style="none" fo:font-weight="normal" officeooo:rsid="013501c3" officeooo:paragraph-rsid="013501c3" style:font-style-asian="normal" style:font-weight-asian="normal" style:font-style-complex="normal" style:font-weight-complex="normal"/>
    </style:style>
    <style:style style:name="P106" style:family="paragraph" style:parent-style-name="Standard" style:list-style-name="L8">
      <style:text-properties fo:font-style="normal" style:text-underline-style="none" fo:font-weight="normal" officeooo:rsid="0135a6ee" officeooo:paragraph-rsid="0135a6ee" style:font-style-asian="normal" style:font-weight-asian="normal" style:font-style-complex="normal" style:font-weight-complex="normal"/>
    </style:style>
    <style:style style:name="P107" style:family="paragraph" style:parent-style-name="Standard" style:list-style-name="L8">
      <style:text-properties fo:font-style="normal" style:text-underline-style="none" fo:font-weight="normal" officeooo:rsid="013b1c18" officeooo:paragraph-rsid="013b1c18" style:font-style-asian="normal" style:font-weight-asian="normal" style:font-style-complex="normal" style:font-weight-complex="normal"/>
    </style:style>
    <style:style style:name="P108" style:family="paragraph" style:parent-style-name="Standard" style:list-style-name="L8">
      <style:text-properties fo:font-style="normal" style:text-underline-style="none" fo:font-weight="normal" officeooo:rsid="013de983" officeooo:paragraph-rsid="013de983" style:font-style-asian="normal" style:font-weight-asian="normal" style:font-style-complex="normal" style:font-weight-complex="normal"/>
    </style:style>
    <style:style style:name="P109" style:family="paragraph" style:parent-style-name="Standard" style:list-style-name="L8">
      <style:text-properties fo:font-style="normal" style:text-underline-style="none" fo:font-weight="normal" officeooo:rsid="0140b72b" officeooo:paragraph-rsid="0140b72b" style:font-style-asian="normal" style:font-weight-asian="normal" style:font-style-complex="normal" style:font-weight-complex="normal"/>
    </style:style>
    <style:style style:name="P110" style:family="paragraph" style:parent-style-name="Standard" style:list-style-name="L8">
      <style:text-properties fo:font-style="normal" style:text-underline-style="none" fo:font-weight="normal" officeooo:rsid="0147c62e" officeooo:paragraph-rsid="0147c62e" style:font-style-asian="normal" style:font-weight-asian="normal" style:font-style-complex="normal" style:font-weight-complex="normal"/>
    </style:style>
    <style:style style:name="P111" style:family="paragraph" style:parent-style-name="Standard" style:list-style-name="L9">
      <style:text-properties fo:font-style="normal" style:text-underline-style="none" fo:font-weight="normal" officeooo:rsid="0152a18c" officeooo:paragraph-rsid="0152a18c" style:font-style-asian="normal" style:font-weight-asian="normal" style:font-style-complex="normal" style:font-weight-complex="normal"/>
    </style:style>
    <style:style style:name="P112" style:family="paragraph" style:parent-style-name="Standard" style:list-style-name="L9">
      <style:text-properties fo:font-style="normal" style:text-underline-style="none" fo:font-weight="normal" officeooo:rsid="01542ddf" officeooo:paragraph-rsid="01542ddf" style:font-style-asian="normal" style:font-weight-asian="normal" style:font-style-complex="normal" style:font-weight-complex="normal"/>
    </style:style>
    <style:style style:name="P113" style:family="paragraph" style:parent-style-name="Standard" style:list-style-name="L9">
      <style:text-properties fo:font-style="normal" style:text-underline-style="none" fo:font-weight="normal" officeooo:rsid="0157f970" officeooo:paragraph-rsid="0157f970" style:font-style-asian="normal" style:font-weight-asian="normal" style:font-style-complex="normal" style:font-weight-complex="normal"/>
    </style:style>
    <style:style style:name="P114" style:family="paragraph" style:parent-style-name="Standard" style:list-style-name="L9">
      <style:text-properties fo:font-style="normal" style:text-underline-style="none" fo:font-weight="normal" officeooo:rsid="0159b31b" officeooo:paragraph-rsid="0159b31b" style:font-style-asian="normal" style:font-weight-asian="normal" style:font-style-complex="normal" style:font-weight-complex="normal"/>
    </style:style>
    <style:style style:name="P115" style:family="paragraph" style:parent-style-name="Standard" style:list-style-name="L9">
      <style:text-properties fo:font-style="normal" style:text-underline-style="none" fo:font-weight="normal" officeooo:rsid="015e6a8a" officeooo:paragraph-rsid="015e6a8a" style:font-style-asian="normal" style:font-weight-asian="normal" style:font-style-complex="normal" style:font-weight-complex="normal"/>
    </style:style>
    <style:style style:name="P116" style:family="paragraph" style:parent-style-name="Standard" style:list-style-name="L9">
      <style:text-properties fo:font-style="normal" style:text-underline-style="none" fo:font-weight="normal" officeooo:rsid="015fefb8" officeooo:paragraph-rsid="015fefb8" style:font-style-asian="normal" style:font-weight-asian="normal" style:font-style-complex="normal" style:font-weight-complex="normal"/>
    </style:style>
    <style:style style:name="P117" style:family="paragraph" style:parent-style-name="Standard" style:list-style-name="L9">
      <style:text-properties fo:font-style="normal" style:text-underline-style="none" fo:font-weight="normal" officeooo:rsid="01628055" officeooo:paragraph-rsid="01628055" style:font-style-asian="normal" style:font-weight-asian="normal" style:font-style-complex="normal" style:font-weight-complex="normal"/>
    </style:style>
    <style:style style:name="P118" style:family="paragraph" style:parent-style-name="Standard" style:list-style-name="L9">
      <style:text-properties fo:font-style="normal" style:text-underline-style="none" fo:font-weight="normal" officeooo:rsid="0163a064" officeooo:paragraph-rsid="0163a064" style:font-style-asian="normal" style:font-weight-asian="normal" style:font-style-complex="normal" style:font-weight-complex="normal"/>
    </style:style>
    <style:style style:name="P119" style:family="paragraph" style:parent-style-name="Standard" style:list-style-name="L9">
      <style:text-properties fo:font-style="normal" style:text-underline-style="none" fo:font-weight="normal" officeooo:rsid="0164550c" officeooo:paragraph-rsid="0164550c" style:font-style-asian="normal" style:font-weight-asian="normal" style:font-style-complex="normal" style:font-weight-complex="normal"/>
    </style:style>
    <style:style style:name="P120" style:family="paragraph" style:parent-style-name="Standard" style:list-style-name="L9">
      <style:text-properties fo:font-style="normal" style:text-underline-style="none" fo:font-weight="normal" officeooo:rsid="016700bb" officeooo:paragraph-rsid="016700bb" style:font-style-asian="normal" style:font-weight-asian="normal" style:font-style-complex="normal" style:font-weight-complex="normal"/>
    </style:style>
    <style:style style:name="P121" style:family="paragraph" style:parent-style-name="Standard" style:list-style-name="L9">
      <style:text-properties fo:font-style="normal" style:text-underline-style="none" fo:font-weight="normal" officeooo:rsid="0168b374" officeooo:paragraph-rsid="0168b374" style:font-style-asian="normal" style:font-weight-asian="normal" style:font-style-complex="normal" style:font-weight-complex="normal"/>
    </style:style>
    <style:style style:name="P122" style:family="paragraph" style:parent-style-name="Standard" style:list-style-name="L9">
      <style:text-properties fo:font-style="normal" style:text-underline-style="none" fo:font-weight="normal" officeooo:rsid="016c1a3d" officeooo:paragraph-rsid="016c1a3d" style:font-style-asian="normal" style:font-weight-asian="normal" style:font-style-complex="normal" style:font-weight-complex="normal"/>
    </style:style>
    <style:style style:name="P123" style:family="paragraph" style:parent-style-name="Standard" style:list-style-name="L9">
      <style:text-properties fo:font-style="normal" style:text-underline-style="none" fo:font-weight="normal" officeooo:rsid="0170d196" officeooo:paragraph-rsid="0170d196" style:font-style-asian="normal" style:font-weight-asian="normal" style:font-style-complex="normal" style:font-weight-complex="normal"/>
    </style:style>
    <style:style style:name="P124" style:family="paragraph" style:parent-style-name="Standard" style:list-style-name="L9">
      <style:text-properties fo:font-style="normal" style:text-underline-style="none" fo:font-weight="normal" officeooo:rsid="0176243a" officeooo:paragraph-rsid="0176243a" style:font-style-asian="normal" style:font-weight-asian="normal" style:font-style-complex="normal" style:font-weight-complex="normal"/>
    </style:style>
    <style:style style:name="P125" style:family="paragraph" style:parent-style-name="Standard" style:list-style-name="L10">
      <style:text-properties fo:font-style="normal" style:text-underline-style="none" fo:font-weight="normal" officeooo:rsid="01837fa8" officeooo:paragraph-rsid="01837fa8" style:font-style-asian="normal" style:font-weight-asian="normal" style:font-style-complex="normal" style:font-weight-complex="normal"/>
    </style:style>
    <style:style style:name="P126" style:family="paragraph" style:parent-style-name="Standard" style:list-style-name="L10">
      <style:text-properties fo:font-style="normal" style:text-underline-style="none" fo:font-weight="normal" officeooo:rsid="01856099" officeooo:paragraph-rsid="01856099" style:font-style-asian="normal" style:font-weight-asian="normal" style:font-style-complex="normal" style:font-weight-complex="normal"/>
    </style:style>
    <style:style style:name="P127" style:family="paragraph" style:parent-style-name="Standard" style:list-style-name="L10">
      <style:text-properties fo:font-style="normal" style:text-underline-style="none" fo:font-weight="normal" officeooo:rsid="0186b193" officeooo:paragraph-rsid="0186b193" style:font-style-asian="normal" style:font-weight-asian="normal" style:font-style-complex="normal" style:font-weight-complex="normal"/>
    </style:style>
    <style:style style:name="P128" style:family="paragraph" style:parent-style-name="Standard" style:list-style-name="L10">
      <style:text-properties fo:font-style="normal" style:text-underline-style="none" fo:font-weight="normal" officeooo:rsid="018a1ed6" officeooo:paragraph-rsid="018a1ed6" style:font-style-asian="normal" style:font-weight-asian="normal" style:font-style-complex="normal" style:font-weight-complex="normal"/>
    </style:style>
    <style:style style:name="P129" style:family="paragraph" style:parent-style-name="Standard" style:list-style-name="L10">
      <style:text-properties fo:font-style="normal" style:text-underline-style="none" fo:font-weight="normal" officeooo:rsid="018b57f6" officeooo:paragraph-rsid="018b57f6" style:font-style-asian="normal" style:font-weight-asian="normal" style:font-style-complex="normal" style:font-weight-complex="normal"/>
    </style:style>
    <style:style style:name="P130" style:family="paragraph" style:parent-style-name="Standard" style:list-style-name="L10">
      <style:text-properties fo:font-style="normal" style:text-underline-style="none" fo:font-weight="normal" officeooo:rsid="0191ff59" officeooo:paragraph-rsid="0191ff59" style:font-style-asian="normal" style:font-weight-asian="normal" style:font-style-complex="normal" style:font-weight-complex="normal"/>
    </style:style>
    <style:style style:name="P131" style:family="paragraph" style:parent-style-name="Standard" style:list-style-name="L10">
      <style:text-properties fo:font-style="normal" style:text-underline-style="none" fo:font-weight="normal" officeooo:rsid="0196a006" officeooo:paragraph-rsid="0196a006" style:font-style-asian="normal" style:font-weight-asian="normal" style:font-style-complex="normal" style:font-weight-complex="normal"/>
    </style:style>
    <style:style style:name="P132" style:family="paragraph" style:parent-style-name="Standard" style:list-style-name="L10">
      <style:text-properties fo:font-style="normal" style:text-underline-style="none" fo:font-weight="normal" officeooo:rsid="019b32b9" officeooo:paragraph-rsid="019b32b9" style:font-style-asian="normal" style:font-weight-asian="normal" style:font-style-complex="normal" style:font-weight-complex="normal"/>
    </style:style>
    <style:style style:name="P133" style:family="paragraph" style:parent-style-name="Standard" style:list-style-name="L10">
      <style:text-properties fo:font-style="normal" style:text-underline-style="none" fo:font-weight="normal" officeooo:rsid="01a0945e" officeooo:paragraph-rsid="01a0945e" style:font-style-asian="normal" style:font-weight-asian="normal" style:font-style-complex="normal" style:font-weight-complex="normal"/>
    </style:style>
    <style:style style:name="P134" style:family="paragraph" style:parent-style-name="Standard" style:list-style-name="L10">
      <style:text-properties fo:font-style="normal" style:text-underline-style="none" fo:font-weight="normal" officeooo:rsid="01a7d793" officeooo:paragraph-rsid="01a7d793" style:font-style-asian="normal" style:font-weight-asian="normal" style:font-style-complex="normal" style:font-weight-complex="normal"/>
    </style:style>
    <style:style style:name="P135" style:family="paragraph" style:parent-style-name="Standard" style:list-style-name="L10">
      <style:text-properties fo:font-style="normal" style:text-underline-style="none" fo:font-weight="normal" officeooo:rsid="01ac5ae8" officeooo:paragraph-rsid="01ac5ae8" style:font-style-asian="normal" style:font-weight-asian="normal" style:font-style-complex="normal" style:font-weight-complex="normal"/>
    </style:style>
    <style:style style:name="P136" style:family="paragraph" style:parent-style-name="Standard" style:list-style-name="L10">
      <style:text-properties fo:font-style="normal" style:text-underline-style="none" fo:font-weight="normal" officeooo:rsid="01b19a4b" officeooo:paragraph-rsid="01b19a4b" style:font-style-asian="normal" style:font-weight-asian="normal" style:font-style-complex="normal" style:font-weight-complex="normal"/>
    </style:style>
    <style:style style:name="P137" style:family="paragraph" style:parent-style-name="Standard" style:list-style-name="L10">
      <style:text-properties fo:font-style="normal" style:text-underline-style="none" fo:font-weight="normal" officeooo:rsid="01b84998" officeooo:paragraph-rsid="01b84998" style:font-style-asian="normal" style:font-weight-asian="normal" style:font-style-complex="normal" style:font-weight-complex="normal"/>
    </style:style>
    <style:style style:name="P138" style:family="paragraph" style:parent-style-name="Standard" style:list-style-name="L11">
      <style:text-properties fo:font-style="normal" style:text-underline-style="none" fo:font-weight="normal" officeooo:rsid="01f172be" officeooo:paragraph-rsid="01ee12bc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1cd2f0b" officeooo:paragraph-rsid="01cbb8b3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officeooo:paragraph-rsid="017b1a16"/>
    </style:style>
    <style:style style:name="P141" style:family="paragraph">
      <loext:graphic-properties draw:fill="solid" draw:fill-color="#c0c0c0" draw:opacity="50%"/>
      <style:paragraph-properties style:writing-mode="lr-tb"/>
      <style:text-properties style:font-name="Liberation Sans1" fo:font-size="1pt"/>
    </style:style>
    <style:style style:name="P142" style:family="paragraph">
      <style:paragraph-properties style:writing-mode="lr-tb"/>
    </style:style>
    <style:style style:name="T1" style:family="text">
      <style:text-properties officeooo:rsid="0005195f"/>
    </style:style>
    <style:style style:name="T2" style:family="text">
      <style:text-properties officeooo:rsid="00097606"/>
    </style:style>
    <style:style style:name="T3" style:family="text">
      <style:text-properties officeooo:rsid="0012cab8"/>
    </style:style>
    <style:style style:name="T4" style:family="text">
      <style:text-properties officeooo:rsid="0014afad"/>
    </style:style>
    <style:style style:name="T5" style:family="text">
      <style:text-properties officeooo:rsid="001658aa"/>
    </style:style>
    <style:style style:name="T6" style:family="text">
      <style:text-properties officeooo:rsid="00194395"/>
    </style:style>
    <style:style style:name="T7" style:family="text">
      <style:text-properties officeooo:rsid="00231b90"/>
    </style:style>
    <style:style style:name="T8" style:family="text">
      <style:text-properties officeooo:rsid="0024ae9e"/>
    </style:style>
    <style:style style:name="T9" style:family="text">
      <style:text-properties officeooo:rsid="002c60b5"/>
    </style:style>
    <style:style style:name="T10" style:family="text">
      <style:text-properties officeooo:rsid="002e8863"/>
    </style:style>
    <style:style style:name="T11" style:family="text">
      <style:text-properties officeooo:rsid="002fdba8"/>
    </style:style>
    <style:style style:name="T12" style:family="text">
      <style:text-properties officeooo:rsid="0034beb2"/>
    </style:style>
    <style:style style:name="T13" style:family="text">
      <style:text-properties officeooo:rsid="0037c134"/>
    </style:style>
    <style:style style:name="T14" style:family="text">
      <style:text-properties officeooo:rsid="003b145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42c446" style:font-weight-asian="bold" style:font-weight-complex="bold"/>
    </style:style>
    <style:style style:name="T17" style:family="text">
      <style:text-properties officeooo:rsid="004c370d"/>
    </style:style>
    <style:style style:name="T18" style:family="text">
      <style:text-properties officeooo:rsid="004de355"/>
    </style:style>
    <style:style style:name="T19" style:family="text">
      <style:text-properties officeooo:rsid="00551ef8"/>
    </style:style>
    <style:style style:name="T20" style:family="text">
      <style:text-properties officeooo:rsid="005d608e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66f8a6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6813b8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69d31f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6bcc99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6cba76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6f3419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6fe972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6ffdcd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7043bb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72352b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74230d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75d784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77c8ae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79393b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7a5fa3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d1959f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1c39052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1c49567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1c5f43e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1c694d0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1c79788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1c8ec29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1cab0d7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1cd2f0b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1cf300a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1d0d8ad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1d26290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1d27ad5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1d5f457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1d7b345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1d87cc7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1da71cb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1dd3e8a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1de0128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1df0ec0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1e03445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1e1df4a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1e1e9bc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1e5c913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1e6d25b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1ed0d78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1ed7308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1edc65f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1efc20d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1efefe5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1f0fcec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1f172be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solid" style:text-underline-width="auto" style:text-underline-color="font-color" fo:font-weight="bold" officeooo:rsid="00d1959f" style:font-style-asian="normal" style:font-weight-asian="bold" style:font-style-complex="normal" style:font-weight-complex="bold"/>
    </style:style>
    <style:style style:name="T70" style:family="text">
      <style:text-properties fo:font-style="normal" style:text-underline-style="solid" style:text-underline-width="auto" style:text-underline-color="font-color" fo:font-weight="bold" officeooo:rsid="01c01b38" style:font-style-asian="normal" style:font-weight-asian="bold" style:font-style-complex="normal" style:font-weight-complex="bold"/>
    </style:style>
    <style:style style:name="T71" style:family="text">
      <style:text-properties fo:font-style="normal" style:text-underline-style="solid" style:text-underline-width="auto" style:text-underline-color="font-color" fo:font-weight="bold" officeooo:rsid="01f673d1" style:font-style-asian="normal" style:font-weight-asian="bold" style:font-style-complex="normal" style:font-weight-complex="bold"/>
    </style:style>
    <style:style style:name="T72" style:family="text">
      <style:text-properties officeooo:rsid="007dd84e"/>
    </style:style>
    <style:style style:name="T73" style:family="text">
      <style:text-properties officeooo:rsid="008160eb"/>
    </style:style>
    <style:style style:name="T74" style:family="text">
      <style:text-properties officeooo:rsid="00862f42"/>
    </style:style>
    <style:style style:name="T75" style:family="text">
      <style:text-properties officeooo:rsid="008f33a8"/>
    </style:style>
    <style:style style:name="T76" style:family="text">
      <style:text-properties officeooo:rsid="0097919f"/>
    </style:style>
    <style:style style:name="T77" style:family="text">
      <style:text-properties officeooo:rsid="009cc281"/>
    </style:style>
    <style:style style:name="T78" style:family="text">
      <style:text-properties officeooo:rsid="009ddacc"/>
    </style:style>
    <style:style style:name="T79" style:family="text">
      <style:text-properties officeooo:rsid="00a10961"/>
    </style:style>
    <style:style style:name="T80" style:family="text">
      <style:text-properties officeooo:rsid="00a3b5dc"/>
    </style:style>
    <style:style style:name="T81" style:family="text">
      <style:text-properties officeooo:rsid="00a59961"/>
    </style:style>
    <style:style style:name="T82" style:family="text">
      <style:text-properties officeooo:rsid="00a9b798"/>
    </style:style>
    <style:style style:name="T83" style:family="text">
      <style:text-properties officeooo:rsid="00afe7c5"/>
    </style:style>
    <style:style style:name="T84" style:family="text">
      <style:text-properties officeooo:rsid="00b1669b"/>
    </style:style>
    <style:style style:name="T85" style:family="text">
      <style:text-properties officeooo:rsid="00b9d08e"/>
    </style:style>
    <style:style style:name="T86" style:family="text">
      <style:text-properties officeooo:rsid="00bd3bd0"/>
    </style:style>
    <style:style style:name="T87" style:family="text">
      <style:text-properties officeooo:rsid="00c1cdb7"/>
    </style:style>
    <style:style style:name="T88" style:family="text">
      <style:text-properties officeooo:rsid="00c48858"/>
    </style:style>
    <style:style style:name="T89" style:family="text">
      <style:text-properties officeooo:rsid="00ca28b7"/>
    </style:style>
    <style:style style:name="T90" style:family="text">
      <style:text-properties officeooo:rsid="00ccc8a9"/>
    </style:style>
    <style:style style:name="T91" style:family="text">
      <style:text-properties officeooo:rsid="00da12c0"/>
    </style:style>
    <style:style style:name="T92" style:family="text">
      <style:text-properties officeooo:rsid="00db9949"/>
    </style:style>
    <style:style style:name="T93" style:family="text">
      <style:text-properties officeooo:rsid="00df44f6"/>
    </style:style>
    <style:style style:name="T94" style:family="text">
      <style:text-properties officeooo:rsid="00e3b19f"/>
    </style:style>
    <style:style style:name="T95" style:family="text">
      <style:text-properties officeooo:rsid="00e8870d"/>
    </style:style>
    <style:style style:name="T96" style:family="text">
      <style:text-properties officeooo:rsid="00ea6def"/>
    </style:style>
    <style:style style:name="T97" style:family="text">
      <style:text-properties officeooo:rsid="00ed53dd"/>
    </style:style>
    <style:style style:name="T98" style:family="text">
      <style:text-properties officeooo:rsid="00f1960d"/>
    </style:style>
    <style:style style:name="T99" style:family="text">
      <style:text-properties officeooo:rsid="00f7dff0"/>
    </style:style>
    <style:style style:name="T100" style:family="text">
      <style:text-properties officeooo:rsid="00fcb212"/>
    </style:style>
    <style:style style:name="T101" style:family="text">
      <style:text-properties officeooo:rsid="00fcca6c"/>
    </style:style>
    <style:style style:name="T102" style:family="text">
      <style:text-properties officeooo:rsid="0100d1f4"/>
    </style:style>
    <style:style style:name="T103" style:family="text">
      <style:text-properties officeooo:rsid="010719f7"/>
    </style:style>
    <style:style style:name="T104" style:family="text">
      <style:text-properties officeooo:rsid="010d80b0"/>
    </style:style>
    <style:style style:name="T105" style:family="text">
      <style:text-properties officeooo:rsid="011137b8"/>
    </style:style>
    <style:style style:name="T106" style:family="text">
      <style:text-properties officeooo:rsid="01133f69"/>
    </style:style>
    <style:style style:name="T107" style:family="text">
      <style:text-properties officeooo:rsid="011424af"/>
    </style:style>
    <style:style style:name="T108" style:family="text">
      <style:text-properties officeooo:rsid="0119586b"/>
    </style:style>
    <style:style style:name="T109" style:family="text">
      <style:text-properties officeooo:rsid="011ee630"/>
    </style:style>
    <style:style style:name="T110" style:family="text">
      <style:text-properties officeooo:rsid="0120143a"/>
    </style:style>
    <style:style style:name="T111" style:family="text">
      <style:text-properties officeooo:rsid="0129f68b"/>
    </style:style>
    <style:style style:name="T112" style:family="text">
      <style:text-properties officeooo:rsid="012ec771"/>
    </style:style>
    <style:style style:name="T113" style:family="text">
      <style:text-properties officeooo:rsid="01313f6d"/>
    </style:style>
    <style:style style:name="T114" style:family="text">
      <style:text-properties officeooo:rsid="0135d6e3"/>
    </style:style>
    <style:style style:name="T115" style:family="text">
      <style:text-properties officeooo:rsid="01369900"/>
    </style:style>
    <style:style style:name="T116" style:family="text">
      <style:text-properties officeooo:rsid="013cdf10"/>
    </style:style>
    <style:style style:name="T117" style:family="text">
      <style:text-properties officeooo:rsid="013f2677"/>
    </style:style>
    <style:style style:name="T118" style:family="text">
      <style:text-properties officeooo:rsid="0142aa4a"/>
    </style:style>
    <style:style style:name="T119" style:family="text">
      <style:text-properties officeooo:rsid="0149adfc"/>
    </style:style>
    <style:style style:name="T120" style:family="text">
      <style:text-properties officeooo:rsid="0150482e"/>
    </style:style>
    <style:style style:name="T121" style:family="text">
      <style:text-properties officeooo:rsid="0156252e"/>
    </style:style>
    <style:style style:name="T122" style:family="text">
      <style:text-properties officeooo:rsid="01586508"/>
    </style:style>
    <style:style style:name="T123" style:family="text">
      <style:text-properties officeooo:rsid="015a972d"/>
    </style:style>
    <style:style style:name="T124" style:family="text">
      <style:text-properties officeooo:rsid="015aa5cd"/>
    </style:style>
    <style:style style:name="T125" style:family="text">
      <style:text-properties officeooo:rsid="0161664e"/>
    </style:style>
    <style:style style:name="T126" style:family="text">
      <style:text-properties officeooo:rsid="01629613"/>
    </style:style>
    <style:style style:name="T127" style:family="text">
      <style:text-properties officeooo:rsid="01659ccf"/>
    </style:style>
    <style:style style:name="T128" style:family="text">
      <style:text-properties officeooo:rsid="0167dde7"/>
    </style:style>
    <style:style style:name="T129" style:family="text">
      <style:text-properties officeooo:rsid="01695c83"/>
    </style:style>
    <style:style style:name="T130" style:family="text">
      <style:text-properties officeooo:rsid="016dae95"/>
    </style:style>
    <style:style style:name="T131" style:family="text">
      <style:text-properties officeooo:rsid="01728e7d"/>
    </style:style>
    <style:style style:name="T132" style:family="text">
      <style:text-properties officeooo:rsid="0176aa9a"/>
    </style:style>
    <style:style style:name="T133" style:family="text">
      <style:text-properties officeooo:rsid="0183d28b"/>
    </style:style>
    <style:style style:name="T134" style:family="text">
      <style:text-properties officeooo:rsid="01871bf7"/>
    </style:style>
    <style:style style:name="T135" style:family="text">
      <style:text-properties officeooo:rsid="018a5ea0"/>
    </style:style>
    <style:style style:name="T136" style:family="text">
      <style:text-properties officeooo:rsid="018a9138"/>
    </style:style>
    <style:style style:name="T137" style:family="text">
      <style:text-properties officeooo:rsid="018d3571"/>
    </style:style>
    <style:style style:name="T138" style:family="text">
      <style:text-properties officeooo:rsid="01931d28"/>
    </style:style>
    <style:style style:name="T139" style:family="text">
      <style:text-properties officeooo:rsid="01936408"/>
    </style:style>
    <style:style style:name="T140" style:family="text">
      <style:text-properties officeooo:rsid="019858b1"/>
    </style:style>
    <style:style style:name="T141" style:family="text">
      <style:text-properties officeooo:rsid="019c91aa"/>
    </style:style>
    <style:style style:name="T142" style:family="text">
      <style:text-properties officeooo:rsid="01a26d5f"/>
    </style:style>
    <style:style style:name="T143" style:family="text">
      <style:text-properties officeooo:rsid="01a8facd"/>
    </style:style>
    <style:style style:name="T144" style:family="text">
      <style:text-properties officeooo:rsid="01a91c98"/>
    </style:style>
    <style:style style:name="T145" style:family="text">
      <style:text-properties officeooo:rsid="01ad5e9e"/>
    </style:style>
    <style:style style:name="T146" style:family="text">
      <style:text-properties officeooo:rsid="01b29352"/>
    </style:style>
    <style:style style:name="T147" style:family="text">
      <style:text-properties officeooo:rsid="01b43cb6"/>
    </style:style>
    <style:style style:name="T148" style:family="text">
      <style:text-properties officeooo:rsid="01b8973f"/>
    </style:style>
    <style:style style:name="T149" style:family="text">
      <style:text-properties officeooo:rsid="0042c446"/>
    </style:style>
    <style:style style:name="T150" style:family="text">
      <style:text-properties style:font-name="Liberation Sans1" fo:font-size="1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6.105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4.092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c0c0c0" draw:opacity="50%" draw:auto-grow-height="false" draw:auto-grow-width="false" fo:min-height="6.463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:</text:p>
      <text:list xml:id="list1522506572" text:style-name="L1">
        <text:list-item>
          <text:p text:style-name="P26">Python is a popular programming language.</text:p>
        </text:list-item>
        <text:list-item>
          <text:p text:style-name="P27">It was created by “Guido <text:span text:style-name="T1">Van Rossum”.</text:span></text:p>
        </text:list-item>
        <text:list-item>
          <text:p text:style-name="P28">Python programming language was released in year 1991.</text:p>
        </text:list-item>
        <text:list-item>
          <text:p text:style-name="P29">It is used for: <text:s/><text:span text:style-name="T2">web development, software development, mathematics and system scripting.</text:span></text:p>
        </text:list-item>
      </text:list>
      <text:p text:style-name="P15"/>
      <text:p text:style-name="P2">Uses:</text:p>
      <text:list xml:id="list492144692" text:style-name="L2">
        <text:list-item>
          <text:p text:style-name="P30">Python can be used with Database Systems.</text:p>
        </text:list-item>
        <text:list-item>
          <text:p text:style-name="P31">Python can also read and modify files.</text:p>
        </text:list-item>
        <text:list-item>
          <text:p text:style-name="P32">Python can be used to handle big data <text:span text:style-name="T3">and perform complex mathematics.</text:span></text:p>
        </text:list-item>
        <text:list-item>
          <text:p text:style-name="P33">Python can be used for repaid prototyping <text:span text:style-name="T4">or for production ready software development.</text:span></text:p>
        </text:list-item>
        <text:list-item>
          <text:p text:style-name="P34">Pyt<text:span text:style-name="T5">h</text:span>on can be used alongside <text:span text:style-name="T5">software to create workflows.</text:span></text:p>
        </text:list-item>
        <text:list-item>
          <text:p text:style-name="P35">Python can be use on server side <text:span text:style-name="T6">to create web applications.</text:span></text:p>
        </text:list-item>
      </text:list>
      <text:p text:style-name="P16"/>
      <text:p text:style-name="P3">Why to Choose Python:</text:p>
      <text:list xml:id="list3155256278" text:style-name="L3">
        <text:list-item>
          <text:p text:style-name="P36">Python works on many platforms. Like Windows, Mac and Linux.</text:p>
        </text:list-item>
        <text:list-item>
          <text:p text:style-name="P37">Python has a simple syntax <text:span text:style-name="T7">similar to English language.</text:span></text:p>
        </text:list-item>
        <text:list-item>
          <text:p text:style-name="P38">Python executes on <text:span text:style-name="T8">interpreter system, it means that code be executed as they have been written.</text:span></text:p>
        </text:list-item>
        <text:list-item>
          <text:p text:style-name="P39">Python has syntax that <text:span text:style-name="T9">allows developers to write the program with fewer lines than some other programming languages.</text:span></text:p>
        </text:list-item>
        <text:list-item>
          <text:p text:style-name="P40">Python can be treated in <text:span text:style-name="T10">procedural</text:span> way, <text:span text:style-name="T11">an object oriented way and or a functional way.</text:span></text:p>
        </text:list-item>
        <text:list-item>
          <text:p text:style-name="P41">It is possible to write pytho<text:span text:style-name="T12">n</text:span> code by using Integrated Development Environment <text:span text:style-name="T13">(IDE).</text:span></text:p>
        </text:list-item>
        <text:list-item>
          <text:p text:style-name="P42">Some of the popular Python IDEs are: <text:a xlink:type="simple" xlink:href="https://www.jetbrains.com/pycharm/" text:style-name="Internet_20_link" text:visited-style-name="Visited_20_Internet_20_Link"><text:span text:style-name="T14">PyCharm</text:span></text:a><text:span text:style-name="T14">, </text:span><text:a xlink:type="simple" xlink:href="https://www.eclipse.org/ide/" text:style-name="Internet_20_link" text:visited-style-name="Visited_20_Internet_20_Link"><text:span text:style-name="T14">Eclipse</text:span></text:a><text:span text:style-name="T14"> and </text:span><text:a xlink:type="simple" xlink:href="https://netbeans.apache.org/" text:style-name="Internet_20_link" text:visited-style-name="Visited_20_Internet_20_Link"><text:span text:style-name="T14">Netbeans</text:span></text:a><text:span text:style-name="T14">.</text:span></text:p>
        </text:list-item>
        <text:list-item>
          <text:p text:style-name="P43">Python was designed for <text:span text:style-name="T18">readability</text:span>, <text:span text:style-name="T17">and has some similarities to the English language with influence from mathematics.</text:span></text:p>
        </text:list-item>
        <text:list-item>
          <text:p text:style-name="P44">Python relies on indentations, <text:span text:style-name="T19">using white-space to define scope such as scope of loops, functions and classes, other programming languages often use curly brackets for this purpose.</text:span></text:p>
        </text:list-item>
        <text:list-item>
          <text:p text:style-name="P45">Python uses new line to complete a command <text:span text:style-name="T20">as opposed to other programming languages which often use semicolons or parentheses.</text:span></text:p>
        </text:list-item>
      </text:list>
      <text:p text:style-name="P17"/>
      <text:p text:style-name="P4">Python Syntax:</text:p>
      <text:list xml:id="list379142741" text:style-name="L4">
        <text:list-item>
          <text:p text:style-name="P46"><text:span text:style-name="T21">Python syntax can be executed by </text:span><text:span text:style-name="T22">writing directly </text:span><text:span text:style-name="T23">in the command line.</text:span></text:p>
        </text:list-item>
        <text:list-item>
          <text:p text:style-name="P47"><text:span text:style-name="T23">P</text:span><text:span text:style-name="T21">ython syntax can also be executed by </text:span><text:span text:style-name="T24">creating a python file </text:span><text:span text:style-name="T25">on the server.</text:span></text:p>
        </text:list-item>
        <text:list-item>
          <text:p text:style-name="P48"><text:span text:style-name="T25">U</text:span><text:span text:style-name="T21">sing the *.py extension </text:span><text:span text:style-name="T26">and executing on the command line.</text:span></text:p>
        </text:list-item>
        <text:list-item>
          <text:p text:style-name="P49"><text:span text:style-name="T26">I</text:span><text:span text:style-name="T21">ndentation refers to </text:span><text:span text:style-name="T27">the spaces at </text:span><text:span text:style-name="T28">the </text:span><text:span text:style-name="T30">beginning</text:span><text:span text:style-name="T28"> of the </text:span><text:span text:style-name="T29">code line.</text:span></text:p>
        </text:list-item>
        <text:list-item>
          <text:p text:style-name="P50"><text:span text:style-name="T29">I</text:span><text:span text:style-name="T21">n other programming languages </text:span><text:span text:style-name="T31">the indentation in code is </text:span><text:span text:style-name="T32">for </text:span><text:span text:style-name="T34">readability</text:span><text:span text:style-name="T33"> purpose.</text:span></text:p>
        </text:list-item>
        <text:list-item>
          <text:p text:style-name="P51"><text:span text:style-name="T33">T</text:span><text:span text:style-name="T21">he indentation in python is very important.</text:span></text:p>
        </text:list-item>
        <text:list-item>
          <text:p text:style-name="P52"><text:span text:style-name="T21">Python uses indentation </text:span><text:span text:style-name="T35">to indicate a </text:span><text:span text:style-name="T36">block of code.</text:span></text:p>
        </text:list-item>
        <text:list-item>
          <text:p text:style-name="P64">Python will display an <text:span text:style-name="T72">e</text:span>rro<text:span text:style-name="T72">r</text:span> if you forgot the indentation in the block of code.</text:p>
        </text:list-item>
        <text:list-item>
          <text:p text:style-name="P65">The number of spaces <text:span text:style-name="T73">has to be at least one space.</text:span></text:p>
        </text:list-item>
        <text:list-item>
          <text:p text:style-name="P66">You have to use same number of spaces <text:span text:style-name="T74">in the same block of code otherwise python will give you an error.</text:span></text:p>
        </text:list-item>
      </text:list>
      <text:p text:style-name="P19"/>
      <text:p text:style-name="P19"/>
      <text:p text:style-name="P19"/>
      <text:p text:style-name="P19"/>
      <text:p text:style-name="P5"><text:soft-page-break/>Python Variables:</text:p>
      <text:list xml:id="list3292668359" text:style-name="L5">
        <text:list-item>
          <text:p text:style-name="P67"><text:span text:style-name="T75">V</text:span>ariables are created when you assign <text:span text:style-name="T75">a value to it.</text:span></text:p>
        </text:list-item>
        <text:list-item>
          <text:p text:style-name="P68">Python has no command for declaring a variable.</text:p>
        </text:list-item>
      </text:list>
      <text:p text:style-name="P20"/>
      <text:p text:style-name="P6">Python Comments:</text:p>
      <text:list xml:id="list3551826789" text:style-name="L6">
        <text:list-item>
          <text:p text:style-name="P69">Python comments starts with (#) symbol.</text:p>
        </text:list-item>
        <text:list-item>
          <text:p text:style-name="P69">After (#) symbol every line of code will be turned into python com<text:span text:style-name="T76">m</text:span>ents.</text:p>
        </text:list-item>
        <text:list-item>
          <text:p text:style-name="P70">Python has commenting ca<text:span text:style-name="T77">pab</text:span>ility <text:span text:style-name="T78">for the purpose of in-code documentation.</text:span></text:p>
        </text:list-item>
        <text:list-item>
          <text:p text:style-name="P71">Comments can be used to explain <text:span text:style-name="T79">Python code.</text:span></text:p>
        </text:list-item>
        <text:list-item>
          <text:p text:style-name="P72">Comments can be used <text:span text:style-name="T80">to make the code more readable.</text:span></text:p>
        </text:list-item>
        <text:list-item>
          <text:p text:style-name="P73">Comments can be used to <text:span text:style-name="T81">prevent execution when testing code.</text:span></text:p>
        </text:list-item>
        <text:list-item>
          <text:p text:style-name="P74">Comments can be placed <text:span text:style-name="T82">at the end of a line, and Python will ignore the rest of the line.</text:span></text:p>
        </text:list-item>
        <text:list-item>
          <text:p text:style-name="P75">A comment <text:span text:style-name="T83">does n</text:span>ot have <text:span text:style-name="T84">to be text that explains the code, it can also be used to prevent Python from executing code.</text:span></text:p>
        </text:list-item>
        <text:list-item>
          <text:p text:style-name="P76">Python does not have <text:span text:style-name="T85">really a syntax for multi-line comments.</text:span></text:p>
        </text:list-item>
        <text:list-item>
          <text:p text:style-name="P77">To add a multi line comment <text:span text:style-name="T86">you could insert a (#) hash for each line.</text:span></text:p>
        </text:list-item>
        <text:list-item>
          <text:p text:style-name="P78">You can also use <text:span text:style-name="T87">multiline string.</text:span></text:p>
        </text:list-item>
        <text:list-item>
          <text:p text:style-name="P79">Python <text:span text:style-name="T88">will ignore string literals that are not assigned to string variables.</text:span></text:p>
        </text:list-item>
        <text:list-item>
          <text:p text:style-name="P80">You can add a multiline string <text:span text:style-name="T89">(“””) triple quotes in your code.</text:span></text:p>
        </text:list-item>
        <text:list-item>
          <text:p text:style-name="P81">As long as the string is not assigned <text:span text:style-name="T90">to a variable, Python will read the code, but then ignore it, you have made a multiline comment.</text:span></text:p>
        </text:list-item>
      </text:list>
      <text:p text:style-name="P21"/>
      <text:p text:style-name="P8">Python Variables:</text:p>
      <text:list xml:id="list3929794061" text:style-name="L7">
        <text:list-item>
          <text:p text:style-name="P82">Variables are containers for <text:span text:style-name="T91">storing data values.</text:span></text:p>
        </text:list-item>
        <text:list-item>
          <text:p text:style-name="P83">Python has no command for <text:span text:style-name="T92">declaring a variable.</text:span></text:p>
        </text:list-item>
        <text:list-item>
          <text:p text:style-name="P84">A variable is created the moment <text:span text:style-name="T93">you first assign a value to it.</text:span></text:p>
        </text:list-item>
        <text:list-item>
          <text:p text:style-name="P85">Variables do not need to be <text:span text:style-name="T94">declared with any particular type and can even change after they have been set.</text:span></text:p>
        </text:list-item>
        <text:list-item>
          <text:p text:style-name="P86">If you want to specify the data type <text:span text:style-name="T95">of a variable this can be done with casting.</text:span></text:p>
        </text:list-item>
        <text:list-item>
          <text:p text:style-name="P87">You can get the type of the variable <text:span text:style-name="T96">with the type() function.</text:span></text:p>
        </text:list-item>
        <text:list-item>
          <text:p text:style-name="P88">String variables can be declared <text:span text:style-name="T97">either by using single or double quotes.</text:span></text:p>
        </text:list-item>
        <text:list-item>
          <text:p text:style-name="P89">Variables name are case-sensitive.</text:p>
        </text:list-item>
        <text:list-item>
          <text:p text:style-name="P90">The variables can have short names <text:span text:style-name="T98">(like x or y) or can have descriptive name (like Age and Gender).</text:span></text:p>
        </text:list-item>
      </text:list>
      <text:p text:style-name="P23"/>
      <text:p text:style-name="P9">Rules for Python Variables:</text:p>
      <text:list xml:id="list2148853339" text:style-name="L8">
        <text:list-item>
          <text:p text:style-name="P91">A variable name must starts with a letter <text:span text:style-name="T99">or the underscore character.</text:span></text:p>
        </text:list-item>
        <text:list-item>
          <text:p text:style-name="P92">A variable name cannot start with a number.</text:p>
        </text:list-item>
        <text:list-item>
          <text:p text:style-name="P93">A variabl<text:span text:style-name="T100">e</text:span> name can only contain <text:span text:style-name="T101">alpha-numeric characters and underscores.</text:span></text:p>
        </text:list-item>
        <text:list-item>
          <text:p text:style-name="P94">Variable name are case-sensitive. <text:span text:style-name="T102">Age and AGE are different variables.</text:span></text:p>
        </text:list-item>
        <text:list-item>
          <text:p text:style-name="P95">Variables name with <text:span text:style-name="T103">more than one word can be difficult to read. There are several techniques you can use to make them more readable.</text:span></text:p>
        </text:list-item>
        <text:list-item>
          <text:p text:style-name="P96">Camel Case: Each Word, <text:span text:style-name="T104">except the first, starts with the capital letter.</text:span></text:p>
        </text:list-item>
        <text:list-item>
          <text:p text:style-name="P97">Pascal Case: <text:span text:style-name="T105">Each word starts with capital letter.</text:span></text:p>
        </text:list-item>
        <text:list-item>
          <text:p text:style-name="P98">Sna<text:span text:style-name="T106">k</text:span>e Case: <text:span text:style-name="T107">Each word is separated by an underscore character.</text:span></text:p>
        </text:list-item>
        <text:list-item>
          <text:p text:style-name="P99">Python allows you to assign <text:span text:style-name="T108">values to multiple variables in one line. Make sure the number of variables matches the number of values, or else you will get an error.</text:span></text:p>
        </text:list-item>
        <text:list-item>
          <text:p text:style-name="P100">You can also assign single same value <text:span text:style-name="T109">to multiple variables.</text:span></text:p>
        </text:list-item>
        <text:list-item>
          <text:p text:style-name="P101"><text:soft-page-break/>If you have a collection of values <text:span text:style-name="T110">in a list, tuple etc. Python allows you to extract the values into variables. This is called unpacking.</text:span></text:p>
        </text:list-item>
        <text:list-item>
          <text:p text:style-name="P102">The Python print statement <text:span text:style-name="T111">is often used to output variables.</text:span></text:p>
        </text:list-item>
        <text:list-item>
          <text:p text:style-name="P103">To combine text and variables <text:span text:style-name="T112">Python uses (+) plus operator.</text:span></text:p>
        </text:list-item>
        <text:list-item>
          <text:p text:style-name="P104">You can also use (+) plus operator <text:span text:style-name="T113">to add a variable to another variable.</text:span></text:p>
        </text:list-item>
        <text:list-item>
          <text:p text:style-name="P105">For numbers in Python (+) plus operator will work as a addition operator.</text:p>
        </text:list-item>
        <text:list-item>
          <text:p text:style-name="P106">Variabl<text:span text:style-name="T114">e</text:span>s that are created <text:span text:style-name="T115">outside of a function are known as global variables.</text:span></text:p>
        </text:list-item>
        <text:list-item>
          <text:p text:style-name="P107">Global variables can be used by anyone <text:span text:style-name="T116">both inside of a function or outside of it.</text:span></text:p>
        </text:list-item>
        <text:list-item>
          <text:p text:style-name="P108">If you create a variables inside of a function then it scope will be <text:span text:style-name="T117">local, and hence it will be called local variable.</text:span></text:p>
        </text:list-item>
        <text:list-item>
          <text:p text:style-name="P109">To create a global variable <text:span text:style-name="T118">inside a function you can use the global keyword.</text:span></text:p>
        </text:list-item>
        <text:list-item>
          <text:p text:style-name="P110">Also use the global <text:span text:style-name="T119">keyword if you want to change a global variable inside a function.</text:span></text:p>
        </text:list-item>
      </text:list>
      <text:p text:style-name="P24"/>
      <text:p text:style-name="P10">Python Data <text:span text:style-name="T120">T</text:span>ypes:</text:p>
      <text:list xml:id="list1205743431" text:style-name="L9">
        <text:list-item>
          <text:p text:style-name="P111">Built-in Data Types:</text:p>
        </text:list-item>
        <text:list-item>
          <text:p text:style-name="P112">In programming, data type is an important <text:span text:style-name="T121">concept.</text:span></text:p>
        </text:list-item>
        <text:list-item>
          <text:p text:style-name="P113">Variables can store data of different types <text:span text:style-name="T122">and different type can do different things.</text:span></text:p>
        </text:list-item>
        <text:list-item>
          <text:p text:style-name="P114">Python has the f<text:span text:style-name="T123">o</text:span>llowing data types <text:span text:style-name="T124">built-in by default in these categories.</text:span></text:p>
        </text:list-item>
        <text:list-item>
          <text:p text:style-name="P115">Text Type: str()</text:p>
        </text:list-item>
        <text:list-item>
          <text:p text:style-name="P116">Numeric types: <text:span text:style-name="T125">int(), float(), complex()</text:span></text:p>
        </text:list-item>
        <text:list-item>
          <text:p text:style-name="P117">Sequence types: <text:span text:style-name="T126">list, tuple and range.</text:span></text:p>
        </text:list-item>
        <text:list-item>
          <text:p text:style-name="P118">Mapping type: dict.</text:p>
        </text:list-item>
        <text:list-item>
          <text:p text:style-name="P119">Set types: <text:span text:style-name="T127">set, frozenset</text:span></text:p>
        </text:list-item>
        <text:list-item>
          <text:p text:style-name="P120">Boolean type: <text:span text:style-name="T128">bool</text:span></text:p>
        </text:list-item>
        <text:list-item>
          <text:p text:style-name="P121">Binary types: <text:span text:style-name="T129">bytes, bytearray and memoryview</text:span></text:p>
        </text:list-item>
        <text:list-item>
          <text:p text:style-name="P122">You can get the data type <text:span text:style-name="T130">of any object by using the type() function.</text:span></text:p>
        </text:list-item>
        <text:list-item>
          <text:p text:style-name="P123">In Python, <text:span text:style-name="T131">the data type is set when you assign a value to a variable.</text:span></text:p>
        </text:list-item>
        <text:list-item>
          <text:p text:style-name="P124">If you want to specify the data type <text:span text:style-name="T132">you can use the constructor of the specified data type.</text:span></text:p>
        </text:list-item>
      </text:list>
      <text:p text:style-name="P25"/>
      <text:p text:style-name="P11">Pythons Numbers:</text:p>
      <text:list xml:id="list3965420649" text:style-name="L10">
        <text:list-item>
          <text:p text:style-name="P125">There are three types of <text:span text:style-name="T133">numerics are there:</text:span></text:p>
        </text:list-item>
        <text:list-item>
          <text:p text:style-name="P126">Int.</text:p>
        </text:list-item>
        <text:list-item>
          <text:p text:style-name="P126">Float.</text:p>
        </text:list-item>
        <text:list-item>
          <text:p text:style-name="P126">Complex.</text:p>
        </text:list-item>
        <text:list-item>
          <text:p text:style-name="P127">Variables of numerics are crea<text:span text:style-name="T134">ted when you assign a value to them.</text:span></text:p>
        </text:list-item>
        <text:list-item>
          <text:p text:style-name="P128">To v<text:span text:style-name="T135">e</text:span>rify the type of an object in Python, <text:span text:style-name="T136">use the type() function.</text:span></text:p>
        </text:list-item>
        <text:list-item>
          <text:p text:style-name="P129">Int or Integer, <text:span text:style-name="T137">is a whole number positive or negative without decimals of unlimited length.</text:span></text:p>
        </text:list-item>
        <text:list-item>
          <text:p text:style-name="P130"><text:span text:style-name="T138">Fl</text:span>oat or Floating Point Number <text:span text:style-name="T139">is a number, positive or negative, containing one or more decimals.</text:span></text:p>
        </text:list-item>
        <text:list-item>
          <text:p text:style-name="P131">Float can also be a scientific numbers <text:span text:style-name="T140">with an “e” to indicate the power of 10.</text:span></text:p>
        </text:list-item>
        <text:list-item>
          <text:p text:style-name="P132">Complex numbers are written <text:span text:style-name="T141">with a “j” as the imaginary part.</text:span></text:p>
        </text:list-item>
        <text:list-item>
          <text:p text:style-name="P133">You can convert from one type to another <text:span text:style-name="T142">with the int(), float() and complex() methods.</text:span></text:p>
        </text:list-item>
        <text:list-item>
          <text:p text:style-name="P134">You cannot convert complex <text:span text:style-name="T144">data type </text:span>variable to another data type <text:span text:style-name="T143">variable.</text:span></text:p>
        </text:list-item>
        <text:list-item>
          <text:p text:style-name="P135">Python has a built-in module <text:span text:style-name="T145">called random that can be used to make random numbers.</text:span></text:p>
        </text:list-item>
        <text:list-item>
          <text:p text:style-name="P136">Python is an <text:span text:style-name="T146">O</text:span>bject <text:span text:style-name="T146">O</text:span>riented <text:span text:style-name="T146">L</text:span>anguage, <text:span text:style-name="T147">and as such it uses classes to define data types including its primitive types.</text:span></text:p>
        </text:list-item>
        <text:list-item>
          <text:p text:style-name="P137">Casting in Python is therefore is done <text:span text:style-name="T148">using constructor functions. Inf(), float(), complex() and str().</text:span></text:p>
        </text:list-item>
      </text:list>
      <text:p text:style-name="P14"><text:soft-page-break/>Python Strings:</text:p>
      <text:list xml:id="list216450172" text:style-name="L11">
        <text:list-item>
          <text:p text:style-name="P53"><text:span text:style-name="T21">Strings in Python </text:span><text:span text:style-name="T38">are </text:span><text:span text:style-name="T39">surrounded</text:span><text:span text:style-name="T38"> by </text:span><text:span text:style-name="T40">either single quotation marks </text:span><text:span text:style-name="T41">or </text:span><text:span text:style-name="T42">double quotations mark.</text:span></text:p>
        </text:list-item>
        <text:list-item>
          <text:p text:style-name="P54"><text:span text:style-name="T42">Y</text:span><text:span text:style-name="T21">ou can display a string </text:span><text:span text:style-name="T43">literal with </text:span><text:span text:style-name="T44">the print() function.</text:span></text:p>
        </text:list-item>
        <text:list-item>
          <text:p text:style-name="P55"><text:span text:style-name="T44">A</text:span><text:span text:style-name="T21">ssigning a string to a variable </text:span><text:span text:style-name="T45">is done with the variable name </text:span><text:span text:style-name="T46">followed by an equal sign </text:span><text:span text:style-name="T47">and the string.</text:span></text:p>
        </text:list-item>
        <text:list-item>
          <text:p text:style-name="P56"><text:span text:style-name="T47">Y</text:span><text:span text:style-name="T21">ou can assign a multiline string </text:span><text:span text:style-name="T48">by using the three quotatio</text:span><text:span text:style-name="T49">n</text:span><text:span text:style-name="T48">s marks.</text:span></text:p>
        </text:list-item>
        <text:list-item>
          <text:p text:style-name="P57"><text:span text:style-name="T48">L</text:span><text:span text:style-name="T21">ike many other programming languages </text:span><text:span text:style-name="T50">strings in Python, </text:span><text:span text:style-name="T51">are arrays of bytes </text:span><text:span text:style-name="T52">representing un</text:span><text:span text:style-name="T53">icode characters.</text:span></text:p>
        </text:list-item>
        <text:list-item>
          <text:p text:style-name="P58"><text:span text:style-name="T53">P</text:span><text:span text:style-name="T21">ython does not have a character data typ</text:span><text:span text:style-name="T54">e, a single </text:span><text:span text:style-name="T56">character is simply a </text:span><text:span text:style-name="T54">strin</text:span><text:span text:style-name="T55">g </text:span><text:span text:style-name="T57">with a length of one.</text:span></text:p>
        </text:list-item>
        <text:list-item>
          <text:p text:style-name="P59"><text:span text:style-name="T57">S</text:span><text:span text:style-name="T21">quare brackets can be used </text:span><text:span text:style-name="T58">to access elements </text:span><text:span text:style-name="T59">of the String.</text:span></text:p>
        </text:list-item>
        <text:list-item>
          <text:p text:style-name="P60"><text:span text:style-name="T59">S</text:span><text:span text:style-name="T21">trings are arrays, </text:span><text:span text:style-name="T60">we can loop through characters </text:span><text:span text:style-name="T61">in a string.</text:span></text:p>
        </text:list-item>
        <text:list-item>
          <text:p text:style-name="P61"><text:span text:style-name="T61">T</text:span><text:span text:style-name="T21">o get the length of the string, use len() function.</text:span></text:p>
        </text:list-item>
        <text:list-item>
          <text:p text:style-name="P62"><text:span text:style-name="T21">To check if a certain </text:span><text:span text:style-name="T63">phrase</text:span><text:span text:style-name="T21"> </text:span><text:span text:style-name="T62">or character is present </text:span><text:span text:style-name="T64">in s string, we can use in keyword.</text:span></text:p>
        </text:list-item>
        <text:list-item>
          <text:p text:style-name="P63"><text:span text:style-name="T64">T</text:span><text:span text:style-name="T21">o check if a certain phrase </text:span><text:span text:style-name="T65">or a character is not present </text:span><text:span text:style-name="T66">in a string, </text:span><text:span text:style-name="T67">we can use the keyword </text:span><text:span text:style-name="T68">not in.</text:span></text:p>
        </text:list-item>
        <text:list-item>
          <text:p text:style-name="P138"/>
        </text:list-item>
      </text:list>
      <text:p text:style-name="P139"/>
      <text:p text:style-name="P13">Python File Handling:</text:p>
      <text:p text:style-name="P12">Python MySQL:</text:p>
      <text:p text:style-name="P22"/>
      <text:p text:style-name="P7">Refs:</text:p>
      <text:p text:style-name="P140"><text:span text:style-name="T69">Continue From Python </text:span><text:span text:style-name="T71">Slicing </text:span><text:span text:style-name="T70">Strings</text:span><text:span text:style-name="T69">:</text:span><text:span text:style-name="T37"> </text:span><text:a xlink:type="simple" xlink:href="https://www.w3schools.com/python/python_strings_slicing.asp" text:style-name="Internet_20_link" text:visited-style-name="Visited_20_Internet_20_Link">https://www.w3schools.com/python/python_strings_slicing.asp</text:a></text:p>
      <text:p text:style-name="P140"><text:span text:style-name="T16">Python Files:</text:span><text:span text:style-name="T149"> </text:span><text:a xlink:type="simple" xlink:href="https://www.w3schools.com/python/python_file_handling.asp" text:style-name="Internet_20_link" text:visited-style-name="Visited_20_Internet_20_Link"><text:span text:style-name="T149">https://www.w3schools.com/python/python_file_handling.asp</text:span></text:a></text:p>
      <text:p text:style-name="P18"><text:span text:style-name="T15">Python Mysql:</text:span> <text:a xlink:type="simple" xlink:href="https://www.w3schools.com/python/python_mysql_getstarted.asp" text:style-name="Internet_20_link" text:visited-style-name="Visited_20_Internet_20_Link">https://www.w3schools.com/python/python_mysql_getstarted.asp</text:a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1" fo:font-size="1pt"/>
    </style:style>
    <style:style style:name="MT1" style:family="text">
      <style:text-properties style:font-name="Liberation Sans1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6.105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auto-grow-height="false" draw:auto-grow-width="false" fo:min-height="4.092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c0c0c0" draw:opacity="50%" draw:auto-grow-height="false" draw:auto-grow-width="false" fo:min-height="6.463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Title">Python Lessons<draw:custom-shape text:anchor-type="char" draw:z-index="3" draw:name="PowerPlusWaterMarkObject" draw:style-name="Mgr1" draw:text-style-name="MP2" svg:width="16.999cm" svg:height="6.104cm" draw:transform="skewX (-7.17892054660743E-017) rotate (0.785398163397448) translate (0.331611111111111cm 15.6698472222222cm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4" draw:name="PowerPlusWaterMarkObject" draw:style-name="Mgr1" draw:text-style-name="MP2" svg:width="16.999cm" svg:height="6.104cm" draw:transform="skewX (-7.17892054660743E-017) 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5" draw:name="PowerPlusWaterMarkObject" draw:style-name="Mgr1" draw:text-style-name="MP2" svg:width="16.999cm" svg:height="6.104cm" draw:transform="skewX (-7.17892054660743E-017) 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6" draw:name="PowerPlusWaterMarkObject" draw:style-name="Mgr1" draw:text-style-name="MP2" svg:width="16.999cm" svg:height="6.104cm" draw:transform="skewX (-7.17892054660743E-017) 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7" draw:name="PowerPlusWaterMarkObject" draw:style-name="Mgr2" draw:text-style-name="MP2" svg:width="11.399cm" svg:height="4.091cm" draw:transform="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8" draw:name="PowerPlusWaterMarkObject" draw:style-name="Mgr1" draw:text-style-name="MP2" svg:width="16.999cm" svg:height="6.104cm" draw:transform="skewX (-7.17892054660743E-017) 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9" draw:name="PowerPlusWaterMarkObject" draw:style-name="Mgr3" draw:text-style-name="MP2" svg:width="17.999cm" svg:height="6.462cm" draw:transform="skewX (-6.40441098811185E-017) 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10" draw:name="PowerPlusWaterMarkObject" draw:style-name="Mgr1" draw:text-style-name="MP2" svg:width="16.999cm" svg:height="6.104cm" draw:transform="skewX (-7.17892054660743E-017) 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11" draw:name="PowerPlusWaterMarkObject" draw:style-name="Mgr1" draw:text-style-name="MP2" svg:width="16.999cm" svg:height="6.104cm" draw:transform="skewX (-7.17892054660743E-017) 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12" draw:name="PowerPlusWaterMarkObject" draw:style-name="Mgr1" draw:text-style-name="MP2" svg:width="16.999cm" svg:height="6.104cm" draw:transform="skewX (-7.17892054660743E-017) rotate (0.785398163397448)"><text:p text:style-name="MP1"><text:span text:style-name="MT1">Python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16:03:42.182210113</meta:creation-date>
    <dc:date>2021-07-05T15:07:31.535238331</dc:date>
    <meta:editing-duration>PT4H11M22S</meta:editing-duration>
    <meta:editing-cycles>471</meta:editing-cycles>
    <meta:generator>LibreOffice/6.1.5.2$Linux_x86 LibreOffice_project/10$Build-2</meta:generator>
    <meta:document-statistic meta:table-count="0" meta:image-count="0" meta:object-count="0" meta:page-count="4" meta:paragraph-count="134" meta:word-count="1579" meta:character-count="8756" meta:non-whitespace-character-count="7425"/>
  </office:meta>
</office:document-meta>
</file>